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4.449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5116">
      <style:table-cell-properties fo:border="0.002cm solid #000000"/>
    </style:style>
    <style:style style:name="ce6" style:family="table-cell" style:parent-style-name="Default" style:data-style-name="N5116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 style:data-style-name="N5116"/>
    <style:style style:name="ce8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116">
      <style:table-cell-properties fo:border-bottom="0.002cm solid #000000" fo:border-left="0.002cm solid #000000" fo:border-right="none" fo:border-top="0.002cm solid #000000"/>
    </style:style>
    <style:style style:name="ce10" style:family="table-cell" style:parent-style-name="Default" style:data-style-name="N5116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le" table:style-name="ta1" table:print-ranges="Table.A1:Table.F1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Data Count</text:p>
          </table:table-cell>
          <table:table-cell table:style-name="ce4" office:value-type="string">
            <text:p>xml.sax</text:p>
          </table:table-cell>
          <table:table-cell table:style-name="ce4" office:value-type="string">
            <text:p>xml.dom.minidom</text:p>
          </table:table-cell>
          <table:table-cell table:style-name="ce4" office:value-type="string">
            <text:p>ecoxipy.dom_output</text:p>
          </table:table-cell>
          <table:table-cell table:style-name="ce4" office:value-type="string">
            <text:p>ecoxipy.element_output</text:p>
          </table:table-cell>
          <table:table-cell table:style-name="ce8" office:value-type="string">
            <text:p>ecoxipy.string_output</text:p>
          </table:table-cell>
          <table:table-cell table:style-name="ce11"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0.310975074768">
            <text:p>0.311</text:p>
          </table:table-cell>
          <table:table-cell table:style-name="ce5" office:value-type="float" office:value="0.357713937759">
            <text:p>0.358</text:p>
          </table:table-cell>
          <table:table-cell table:style-name="ce5" office:value-type="float" office:value="0.463593959808">
            <text:p>0.464</text:p>
          </table:table-cell>
          <table:table-cell table:style-name="ce5" office:value-type="float" office:value="0.312813043594">
            <text:p>0.313</text:p>
          </table:table-cell>
          <table:table-cell table:style-name="ce9" office:value-type="float" office:value="0.181653022766">
            <text:p>0.182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0.848030090332">
            <text:p>0.848</text:p>
          </table:table-cell>
          <table:table-cell table:style-name="ce5" office:value-type="float" office:value="0.879245996475">
            <text:p>0.879</text:p>
          </table:table-cell>
          <table:table-cell table:style-name="ce5" office:value-type="float" office:value="1.12278699875">
            <text:p>1.123</text:p>
          </table:table-cell>
          <table:table-cell table:style-name="ce5" office:value-type="float" office:value="0.759835958481">
            <text:p>0.760</text:p>
          </table:table-cell>
          <table:table-cell table:style-name="ce9" office:value-type="float" office:value="0.504290819168">
            <text:p>0.504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.31705522537">
            <text:p>1.317</text:p>
          </table:table-cell>
          <table:table-cell table:style-name="ce5" office:value-type="float" office:value="1.63988399506">
            <text:p>1.640</text:p>
          </table:table-cell>
          <table:table-cell table:style-name="ce5" office:value-type="float" office:value="2.17388701439">
            <text:p>2.174</text:p>
          </table:table-cell>
          <table:table-cell table:style-name="ce5" office:value-type="float" office:value="1.46327400208">
            <text:p>1.463</text:p>
          </table:table-cell>
          <table:table-cell table:style-name="ce9" office:value-type="float" office:value="1.00718402863">
            <text:p>1.007</text:p>
          </table:table-cell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2.20346689224">
            <text:p>2.203</text:p>
          </table:table-cell>
          <table:table-cell table:style-name="ce5" office:value-type="float" office:value="2.7438352108">
            <text:p>2.744</text:p>
          </table:table-cell>
          <table:table-cell table:style-name="ce5" office:value-type="float" office:value="3.60154294968">
            <text:p>3.602</text:p>
          </table:table-cell>
          <table:table-cell table:style-name="ce5" office:value-type="float" office:value="2.43943810463">
            <text:p>2.439</text:p>
          </table:table-cell>
          <table:table-cell table:style-name="ce9" office:value-type="float" office:value="1.69435191154">
            <text:p>1.694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3.21786689758">
            <text:p>3.218</text:p>
          </table:table-cell>
          <table:table-cell table:style-name="ce5" office:value-type="float" office:value="4.11218595505">
            <text:p>4.112</text:p>
          </table:table-cell>
          <table:table-cell table:style-name="ce5" office:value-type="float" office:value="5.43690395355">
            <text:p>5.437</text:p>
          </table:table-cell>
          <table:table-cell table:style-name="ce5" office:value-type="float" office:value="3.67614006996">
            <text:p>3.676</text:p>
          </table:table-cell>
          <table:table-cell table:style-name="ce9" office:value-type="float" office:value="2.5951821804">
            <text:p>2.595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4.49323296547">
            <text:p>4.493</text:p>
          </table:table-cell>
          <table:table-cell table:style-name="ce5" office:value-type="float" office:value="5.77391982079">
            <text:p>5.774</text:p>
          </table:table-cell>
          <table:table-cell table:style-name="ce5" office:value-type="float" office:value="7.6477959156">
            <text:p>7.648</text:p>
          </table:table-cell>
          <table:table-cell table:style-name="ce5" office:value-type="float" office:value="5.143034935">
            <text:p>5.143</text:p>
          </table:table-cell>
          <table:table-cell table:style-name="ce9" office:value-type="float" office:value="3.6913561821">
            <text:p>3.691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6.0051419735">
            <text:p>6.005</text:p>
          </table:table-cell>
          <table:table-cell table:style-name="ce5" office:value-type="float" office:value="7.73629808426">
            <text:p>7.736</text:p>
          </table:table-cell>
          <table:table-cell table:style-name="ce5" office:value-type="float" office:value="10.2704479694">
            <text:p>10.270</text:p>
          </table:table-cell>
          <table:table-cell table:style-name="ce5" office:value-type="float" office:value="6.88720107079">
            <text:p>6.887</text:p>
          </table:table-cell>
          <table:table-cell table:style-name="ce9" office:value-type="float" office:value="4.94886302948">
            <text:p>4.949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7.76600289345">
            <text:p>7.766</text:p>
          </table:table-cell>
          <table:table-cell table:style-name="ce5" office:value-type="float" office:value="10.452299118">
            <text:p>10.452</text:p>
          </table:table-cell>
          <table:table-cell table:style-name="ce5" office:value-type="float" office:value="13.2297477722">
            <text:p>13.230</text:p>
          </table:table-cell>
          <table:table-cell table:style-name="ce5" office:value-type="float" office:value="8.83516407013">
            <text:p>8.835</text:p>
          </table:table-cell>
          <table:table-cell table:style-name="ce9" office:value-type="float" office:value="6.39957118034">
            <text:p>6.400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float" office:value="9.72930288315">
            <text:p>9.729</text:p>
          </table:table-cell>
          <table:table-cell table:style-name="ce5" office:value-type="float" office:value="12.8562629223">
            <text:p>12.856</text:p>
          </table:table-cell>
          <table:table-cell table:style-name="ce5" office:value-type="float" office:value="16.8752570152">
            <text:p>16.875</text:p>
          </table:table-cell>
          <table:table-cell table:style-name="ce5" office:value-type="float" office:value="11.090569973">
            <text:p>11.091</text:p>
          </table:table-cell>
          <table:table-cell table:style-name="ce9" office:value-type="float" office:value="8.07883691788">
            <text:p>8.079</text:p>
          </table:table-cell>
          <table:table-cell table:number-columns-repeated="101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float" office:value="11.8894281387">
            <text:p>11.889</text:p>
          </table:table-cell>
          <table:table-cell table:style-name="ce6" office:value-type="float" office:value="15.7713599205">
            <text:p>15.771</text:p>
          </table:table-cell>
          <table:table-cell table:style-name="ce6" office:value-type="float" office:value="20.8328928947">
            <text:p>20.833</text:p>
          </table:table-cell>
          <table:table-cell table:style-name="ce6" office:value-type="float" office:value="13.6851718426">
            <text:p>13.685</text:p>
          </table:table-cell>
          <table:table-cell table:style-name="ce10" office:value-type="float" office:value="9.84155797958">
            <text:p>9.842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" table:style-name="ta1" table:print-ranges="Graph.A1:Graph.A1">
        <table:table-column table:style-name="co8" table:default-cell-style-name="Default"/>
        <table:table-row table:style-name="ro2">
          <table:table-cell>
            <draw:frame table:end-cell-address="Graph.B2" table:end-x="0.057cm" table:end-y="0.057cm" draw:z-index="0" draw:style-name="gr1" draw:text-style-name="P1" svg:width="15cm" svg:height="15cm" svg:x="0.001cm" svg:y="0.001cm">
              <draw:object draw:notify-on-update-of-ranges="Table.A2:Table.A11 Table.B1:Table.B1 Table.B2:Table.B11 Table.C1:Table.C1 Table.C2:Table.C11 Table.D1:Table.D1 Table.D2:Table.D11 Table.E1:Table.E1 Table.E2:Table.E11 Table.F1:Table.F1 Table.F2:Table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23.04.2013</text:date>, <text:time>15:2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15:29:24</dc:date>
    <dc:creator>Michael Pohl</dc:creator>
    <meta:generator>OpenOffice.org/3.4$Unix OpenOffice.org_project/340m1$Build-9590</meta:generator>
    <meta:editing-duration>PT1H34M56S</meta:editing-duration>
    <meta:editing-cycles>17</meta:editing-cycles>
    <meta:keyword>Python</meta:keyword>
    <meta:keyword>XML</meta:keyword>
    <meta:keyword>Performance</meta:keyword>
    <dc:title>ECoXiPy Peformance Test Results</dc:title>
    <meta:document-statistic meta:table-count="2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5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5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line" chart:style-name="ch1">
        <chart:legend chart:legend-position="bottom" svg:x="0.718cm" svg:y="13.756cm" style:legend-expansion="wide" chart:style-name="ch2"/>
        <chart:plot-area chart:style-name="ch3" table:cell-range-address="Table.A2:Table.F11 Table.B1:Table.F1" chart:data-source-has-labels="both" svg:x="1.298cm" svg:y="1.335cm" svg:width="13.103cm" svg:height="11.153cm">
          <chartooo:coordinate-region svg:x="2.618cm" svg:y="1.525cm" svg:width="11.582cm" svg:height="10.334cm"/>
          <chart:axis chart:dimension="x" chart:name="primary-x" chart:style-name="ch4" chartooo:axis-type="auto">
            <chartooo:date-scale/>
            <chart:title svg:x="4.238cm" svg:y="12.789cm" chart:style-name="ch5">
              <text:p>Data Count (exponentially growing document size)</text:p>
            </chart:title>
            <chart:categories table:cell-range-address="Table.A2:Table.A11"/>
            <chart:grid chart:style-name="ch6" chart:class="major"/>
          </chart:axis>
          <chart:axis chart:dimension="y" chart:name="primary-y" chart:style-name="ch7">
            <chart:title svg:x="0.451cm" svg:y="9.419cm" chart:style-name="ch8">
              <text:p>Document Building Time [seconds]</text:p>
            </chart:title>
            <chart:grid chart:style-name="ch6" chart:class="major"/>
          </chart:axis>
          <chart:series chart:style-name="ch9" chart:values-cell-range-address="Table.B2:Table.B11" chart:label-cell-address="Table.B1:Table.B1" chart:class="chart:line">
            <chart:data-point chart:repeated="10"/>
          </chart:series>
          <chart:series chart:style-name="ch10" chart:values-cell-range-address="Table.C2:Table.C11" chart:label-cell-address="Table.C1:Table.C1" chart:class="chart:line">
            <chart:data-point chart:repeated="10"/>
          </chart:series>
          <chart:series chart:style-name="ch11" chart:values-cell-range-address="Table.D2:Table.D11" chart:label-cell-address="Table.D1:Table.D1" chart:class="chart:line">
            <chart:data-point chart:repeated="10"/>
          </chart:series>
          <chart:series chart:style-name="ch12" chart:values-cell-range-address="Table.E2:Table.E11" chart:label-cell-address="Table.E1:Table.E1" chart:class="chart:line">
            <chart:data-point chart:repeated="10"/>
          </chart:series>
          <chart:series chart:style-name="ch13" chart:values-cell-range-address="Table.F2:Table.F11" chart:label-cell-address="Table.F1:Table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Table.B1:Table.B1</svg:desc>
                </draw:g>
              </table:table-cell>
              <table:table-cell office:value-type="string">
                <text:p>xml.dom.minidom</text:p>
                <draw:g>
                  <svg:desc>Table.C1:Table.C1</svg:desc>
                </draw:g>
              </table:table-cell>
              <table:table-cell office:value-type="string">
                <text:p>ecoxipy.dom_output</text:p>
                <draw:g>
                  <svg:desc>Table.D1:Table.D1</svg:desc>
                </draw:g>
              </table:table-cell>
              <table:table-cell office:value-type="string">
                <text:p>ecoxipy.element_output</text:p>
                <draw:g>
                  <svg:desc>Table.E1:Table.E1</svg:desc>
                </draw:g>
              </table:table-cell>
              <table:table-cell office:value-type="string">
                <text:p>ecoxipy.string_output</text:p>
                <draw:g>
                  <svg:desc>Table.F1:Table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le.A2:Table.A11</svg:desc>
                </draw:g>
              </table:table-cell>
              <table:table-cell office:value-type="float" office:value="0.310975074768">
                <text:p>0.310975074768</text:p>
                <draw:g>
                  <svg:desc>Table.B2:Table.B11</svg:desc>
                </draw:g>
              </table:table-cell>
              <table:table-cell office:value-type="float" office:value="0.357713937759">
                <text:p>0.357713937759</text:p>
                <draw:g>
                  <svg:desc>Table.C2:Table.C11</svg:desc>
                </draw:g>
              </table:table-cell>
              <table:table-cell office:value-type="float" office:value="0.463593959808">
                <text:p>0.463593959808</text:p>
                <draw:g>
                  <svg:desc>Table.D2:Table.D11</svg:desc>
                </draw:g>
              </table:table-cell>
              <table:table-cell office:value-type="float" office:value="0.312813043594">
                <text:p>0.312813043594</text:p>
                <draw:g>
                  <svg:desc>Table.E2:Table.E11</svg:desc>
                </draw:g>
              </table:table-cell>
              <table:table-cell office:value-type="float" office:value="0.181653022766">
                <text:p>0.181653022766</text:p>
                <draw:g>
                  <svg:desc>Table.F2:Table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48030090332">
                <text:p>0.848030090332</text:p>
              </table:table-cell>
              <table:table-cell office:value-type="float" office:value="0.879245996475">
                <text:p>0.879245996475</text:p>
              </table:table-cell>
              <table:table-cell office:value-type="float" office:value="1.12278699875">
                <text:p>1.12278699875</text:p>
              </table:table-cell>
              <table:table-cell office:value-type="float" office:value="0.759835958481">
                <text:p>0.759835958481</text:p>
              </table:table-cell>
              <table:table-cell office:value-type="float" office:value="0.504290819168">
                <text:p>0.504290819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1705522537">
                <text:p>1.31705522537</text:p>
              </table:table-cell>
              <table:table-cell office:value-type="float" office:value="1.63988399506">
                <text:p>1.63988399506</text:p>
              </table:table-cell>
              <table:table-cell office:value-type="float" office:value="2.17388701439">
                <text:p>2.17388701439</text:p>
              </table:table-cell>
              <table:table-cell office:value-type="float" office:value="1.46327400208">
                <text:p>1.46327400208</text:p>
              </table:table-cell>
              <table:table-cell office:value-type="float" office:value="1.00718402863">
                <text:p>1.007184028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0346689224">
                <text:p>2.20346689224</text:p>
              </table:table-cell>
              <table:table-cell office:value-type="float" office:value="2.7438352108">
                <text:p>2.7438352108</text:p>
              </table:table-cell>
              <table:table-cell office:value-type="float" office:value="3.60154294968">
                <text:p>3.60154294968</text:p>
              </table:table-cell>
              <table:table-cell office:value-type="float" office:value="2.43943810463">
                <text:p>2.43943810463</text:p>
              </table:table-cell>
              <table:table-cell office:value-type="float" office:value="1.69435191154">
                <text:p>1.694351911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1786689758">
                <text:p>3.21786689758</text:p>
              </table:table-cell>
              <table:table-cell office:value-type="float" office:value="4.11218595505">
                <text:p>4.11218595505</text:p>
              </table:table-cell>
              <table:table-cell office:value-type="float" office:value="5.43690395355">
                <text:p>5.43690395355</text:p>
              </table:table-cell>
              <table:table-cell office:value-type="float" office:value="3.67614006996">
                <text:p>3.67614006996</text:p>
              </table:table-cell>
              <table:table-cell office:value-type="float" office:value="2.5951821804">
                <text:p>2.59518218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49323296547">
                <text:p>4.49323296547</text:p>
              </table:table-cell>
              <table:table-cell office:value-type="float" office:value="5.77391982079">
                <text:p>5.77391982079</text:p>
              </table:table-cell>
              <table:table-cell office:value-type="float" office:value="7.6477959156">
                <text:p>7.6477959156</text:p>
              </table:table-cell>
              <table:table-cell office:value-type="float" office:value="5.143034935">
                <text:p>5.143034935</text:p>
              </table:table-cell>
              <table:table-cell office:value-type="float" office:value="3.6913561821">
                <text:p>3.69135618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051419735">
                <text:p>6.0051419735</text:p>
              </table:table-cell>
              <table:table-cell office:value-type="float" office:value="7.73629808426">
                <text:p>7.73629808426</text:p>
              </table:table-cell>
              <table:table-cell office:value-type="float" office:value="10.2704479694">
                <text:p>10.2704479694</text:p>
              </table:table-cell>
              <table:table-cell office:value-type="float" office:value="6.88720107079">
                <text:p>6.88720107079</text:p>
              </table:table-cell>
              <table:table-cell office:value-type="float" office:value="4.94886302948">
                <text:p>4.948863029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76600289345">
                <text:p>7.76600289345</text:p>
              </table:table-cell>
              <table:table-cell office:value-type="float" office:value="10.452299118">
                <text:p>10.452299118</text:p>
              </table:table-cell>
              <table:table-cell office:value-type="float" office:value="13.2297477722">
                <text:p>13.2297477722</text:p>
              </table:table-cell>
              <table:table-cell office:value-type="float" office:value="8.83516407013">
                <text:p>8.83516407013</text:p>
              </table:table-cell>
              <table:table-cell office:value-type="float" office:value="6.39957118034">
                <text:p>6.3995711803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2930288315">
                <text:p>9.72930288315</text:p>
              </table:table-cell>
              <table:table-cell office:value-type="float" office:value="12.8562629223">
                <text:p>12.8562629223</text:p>
              </table:table-cell>
              <table:table-cell office:value-type="float" office:value="16.8752570152">
                <text:p>16.8752570152</text:p>
              </table:table-cell>
              <table:table-cell office:value-type="float" office:value="11.090569973">
                <text:p>11.090569973</text:p>
              </table:table-cell>
              <table:table-cell office:value-type="float" office:value="8.07883691788">
                <text:p>8.078836917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8894281387">
                <text:p>11.8894281387</text:p>
              </table:table-cell>
              <table:table-cell office:value-type="float" office:value="15.7713599205">
                <text:p>15.7713599205</text:p>
              </table:table-cell>
              <table:table-cell office:value-type="float" office:value="20.8328928947">
                <text:p>20.8328928947</text:p>
              </table:table-cell>
              <table:table-cell office:value-type="float" office:value="13.6851718426">
                <text:p>13.6851718426</text:p>
              </table:table-cell>
              <table:table-cell office:value-type="float" office:value="9.84155797958">
                <text:p>9.84155797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